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1" svg:font-family="OpenSymbol"/>
    <style:font-face style:name="Times New Roman1" svg:font-family="'Times New Roman'" style:font-family-generic="roman"/>
    <style:font-face style:name="Segoe UI1"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style="italic" style:font-style-asian="italic" style:font-style-complex="italic"/>
    </style:style>
    <style:style style:name="P2" style:family="paragraph" style:parent-style-name="Standard" style:list-style-name="L1"/>
    <style:style style:name="P3" style:family="paragraph" style:parent-style-name="Standard">
      <style:text-properties fo:font-size="10pt" style:font-size-asian="10pt" style:font-size-complex="10pt"/>
    </style:style>
    <style:style style:name="P4" style:family="paragraph" style:parent-style-name="Standard" style:list-style-name="L2">
      <style:text-properties fo:font-size="10pt" style:font-size-asian="10pt" style:font-size-complex="10pt"/>
    </style:style>
    <style:style style:name="P5" style:family="paragraph" style:parent-style-name="Standard" style:list-style-name="L3">
      <style:text-properties fo:font-size="10pt" style:font-size-asian="10pt" style:font-size-complex="10pt"/>
    </style:style>
    <style:style style:name="P6" style:family="paragraph" style:parent-style-name="Standard" style:list-style-name="L6">
      <style:text-properties fo:font-size="10pt" style:font-size-asian="10pt" style:font-size-complex="10pt"/>
    </style:style>
    <style:style style:name="P7" style:family="paragraph" style:parent-style-name="Standard" style:list-style-name="L7">
      <style:text-properties fo:font-size="10pt" style:font-size-asian="10pt" style:font-size-complex="10pt"/>
    </style:style>
    <style:style style:name="P8" style:family="paragraph" style:parent-style-name="Standard">
      <style:paragraph-properties fo:text-align="justify" style:justify-single-word="false"/>
      <style:text-properties fo:font-size="10pt" style:font-size-asian="10pt"/>
    </style:style>
    <style:style style:name="P9" style:family="paragraph" style:parent-style-name="Standard">
      <style:paragraph-properties fo:text-align="justify" style:justify-single-word="false"/>
      <style:text-properties style:font-style-complex="italic"/>
    </style:style>
    <style:style style:name="P10" style:family="paragraph" style:parent-style-name="Standard" style:list-style-name="L4">
      <style:paragraph-properties fo:text-align="justify" style:justify-single-word="false"/>
      <style:text-properties style:font-style-complex="italic"/>
    </style:style>
    <style:style style:name="P11" style:family="paragraph" style:parent-style-name="Standard" style:list-style-name="L8">
      <style:paragraph-properties fo:text-align="justify" style:justify-single-word="false"/>
      <style:text-properties style:font-style-complex="italic"/>
    </style:style>
    <style:style style:name="P12" style:family="paragraph" style:parent-style-name="Standard" style:list-style-name="L5"/>
    <style:style style:name="P13"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text-properties fo:font-size="13pt" style:font-size-asian="13pt" style:font-size-complex="13pt"/>
    </style:style>
    <style:style style:name="P16" style:family="paragraph" style:parent-style-name="Standard">
      <style:text-properties fo:font-size="13pt" fo:font-style="italic" style:font-size-asian="13pt" style:font-style-asian="italic" style:font-size-complex="13pt" style:font-style-complex="italic"/>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center"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style>
    <style:style style:name="P21" style:family="paragraph" style:parent-style-name="Standard" style:list-style-name="L9"/>
    <style:style style:name="P22" style:family="paragraph" style:parent-style-name="Standard" style:list-style-name="L10">
      <style:paragraph-properties fo:margin-top="0.199cm" fo:margin-bottom="0cm"/>
    </style:style>
    <style:style style:name="P23" style:family="paragraph" style:parent-style-name="Standard" style:list-style-name="L10">
      <style:paragraph-properties fo:margin-top="0.199cm" fo:margin-bottom="0cm" fo:line-height="100%" style:text-autospace="none"/>
    </style:style>
    <style:style style:name="P24" style:family="paragraph" style:parent-style-name="Standard" style:list-style-name="L11">
      <style:paragraph-properties fo:margin-top="0.199cm" fo:margin-bottom="0cm" fo:line-height="100%" style:text-autospace="none"/>
    </style:style>
    <style:style style:name="P25" style:family="paragraph" style:parent-style-name="Standard" style:list-style-name="L11">
      <style:paragraph-properties fo:margin-top="0.199cm" fo:margin-bottom="0cm" fo:line-height="100%" style:text-autospace="none"/>
      <style:text-properties style:text-position="0% 100%" style:font-name="Times New Roman1" fo:font-size="12pt" fo:language="en" fo:country="none" style:font-name-asian="Times New Roman1" style:font-size-asian="12pt" style:font-name-complex="Times New Roman1" style:font-size-complex="12pt"/>
    </style:style>
    <style:style style:name="T1" style:family="text">
      <style:text-properties fo:font-weight="bold" style:font-weight-asian="bold" style:font-weight-complex="bold"/>
    </style:style>
    <style:style style:name="T2" style:family="text">
      <style:text-properties fo:color="#000000" style:font-name-complex="Arial"/>
    </style:style>
    <style:style style:name="T3" style:family="text">
      <style:text-properties fo:color="#000000" fo:font-size="10pt" style:font-size-asian="10pt" style:font-size-complex="10pt"/>
    </style:style>
    <style:style style:name="T4" style:family="text">
      <style:text-properties fo:color="#000000" fo:font-size="10pt" fo:font-style="italic" style:font-size-asian="10pt" style:font-style-asian="italic" style:font-size-complex="10pt"/>
    </style:style>
    <style:style style:name="T5" style:family="text">
      <style:text-properties fo:color="#000000" fo:font-size="13pt" fo:font-weight="bold" style:font-size-asian="13pt" style:font-weight-asian="bold" style:font-size-complex="13pt" style:font-weight-complex="bold"/>
    </style:style>
    <style:style style:name="T6" style:family="text">
      <style:text-properties style:text-position="super 67%"/>
    </style:style>
    <style:style style:name="T7" style:family="text">
      <style:text-properties fo:font-size="13pt" style:font-size-asian="13pt" style:font-size-complex="13pt"/>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3pt" fo:font-weight="bold" style:font-size-asian="13pt" style:font-weight-asian="bold" style:font-size-complex="13pt" style:font-weight-complex="bold"/>
    </style:style>
    <style:style style:name="T10" style:family="text">
      <style:text-properties style:font-name-asian="Times New Roman" style:font-name-complex="Times New Roman"/>
    </style:style>
    <style:style style:name="T11" style:family="text">
      <style:text-properties style:font-style-complex="italic"/>
    </style:style>
    <style:style style:name="T12"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3" style:family="text">
      <style:text-properties style:font-name="Times New Roman1" fo:font-size="12pt" fo:language="en" fo:country="none" style:font-name-asian="Times New Roman1" style:font-size-asian="12pt" style:font-name-complex="Times New Roman1" style:font-size-complex="12pt"/>
    </style:style>
    <style:style style:name="T14" style:family="text">
      <style:text-properties style:text-position="25% 58%" style:font-name="Times New Roman1" fo:font-size="12pt" fo:language="en" fo:country="none" style:font-name-asian="Times New Roman1" style:font-size-asian="12pt" style:font-name-complex="Times New Roman1" style:font-size-complex="12pt"/>
    </style:style>
    <style:style style:name="T15" style:family="text">
      <style:text-properties style:text-position="0% 100%" style:font-name="Times New Roman1" fo:font-size="12pt" fo:language="en" fo:country="none" style:font-name-asian="Times New Roman1" style:font-size-asian="12pt" style:font-name-complex="Times New Roman1" style:font-size-complex="12pt"/>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Terms of Reference</text:p>
      <text:p text:style-name="P13">Cover Sheet</text:p>
      <text:p text:style-name="P13"/>
      <text:p text:style-name="Standard"/>
      <text:p text:style-name="Standard"><text:span text:style-name="Default_20_Paragraph_20_Font"><text:span text:style-name="T1">Candidate’s name:</text:span></text:span> <text:tab/><text:tab/> <text:s/><text:tab/> <text:s/>Kashif Ahmed</text:p>
      <text:p text:style-name="Standard"/>
      <text:p text:style-name="Standard"><text:span text:style-name="Default_20_Paragraph_20_Font"><text:span text:style-name="T1">Supervisor’s name:</text:span></text:span> <text:tab/><text:tab/> <text:s/><text:tab/> <text:s/>Dr. Annabel Latham</text:p>
      <text:p text:style-name="Standard"/>
      <text:p text:style-name="Standard"><text:span text:style-name="Default_20_Paragraph_20_Font"><text:span text:style-name="T1">Project title:</text:span></text:span> <text:tab/><text:tab/><text:tab/><text:tab/> <text:s/>O<text:span text:style-name="Default_20_Paragraph_20_Font"><text:span text:style-name="T2">nline hobby matching system.</text:span></text:span></text:p>
      <text:p text:style-name="Standard"/>
      <text:p text:style-name="Standard"><text:span text:style-name="Default_20_Paragraph_20_Font"><text:span text:style-name="T1">Award:<text:tab/><text:tab/><text:tab/> <text:s/><text:tab/> <text:s/></text:span></text:span>MSc Computing</text:p>
      <text:p text:style-name="Standard"/>
      <text:p text:style-name="Standard"><text:span text:style-name="Default_20_Paragraph_20_Font"><text:span text:style-name="T1">Credit rating:</text:span></text:span> <text:tab/><text:tab/> <text:s/><text:tab/> <text:s/>60 credits</text:p>
      <text:p text:style-name="Standard"/>
      <text:p text:style-name="Standard"><text:span text:style-name="Default_20_Paragraph_20_Font"><text:span text:style-name="T1">Start date:</text:span></text:span> <text:tab/><text:tab/><text:tab/> <text:s text:c="3"/><text:tab/> <text:s/>April 2019</text:p>
      <text:p text:style-name="Standard"/>
      <text:p text:style-name="Standard"><text:span text:style-name="Default_20_Paragraph_20_Font"><text:span text:style-name="T1">Proposal date:</text:span></text:span> <text:tab/><text:tab/> <text:s/><text:tab/> <text:s/>04-2019</text:p>
      <text:p text:style-name="Standard"/>
      <text:p text:style-name="Standard"><text:span text:style-name="Default_20_Paragraph_20_Font"><text:span text:style-name="T1">Intended submission date:</text:span></text:span> <text:s text:c="3"/><text:tab/> <text:s/>27<text:span text:style-name="Default_20_Paragraph_20_Font"><text:span text:style-name="T6">th</text:span></text:span> September 2019</text:p>
      <text:p text:style-name="P15"/>
      <text:p text:style-name="Standard"/>
      <text:p text:style-name="P13">Project Background And Motivation</text:p>
      <text:p text:style-name="Standard"><text:span text:style-name="Default_20_Paragraph_20_Font"><text:span text:style-name="T7">Age UK research states that 3.6 million older people in the UK live alone, 1.9 million older people often feel ignored or invisible, and loneliness is as harmful to health as smoking 15 cigarettes a day (AgeUK, 2019). Although there are some services and hobby meetups available, these normally target the younger demographic with the websites designed in a way that is not suitable for older adults. For example </text:span></text:span><text:span text:style-name="Default_20_Paragraph_20_Font"><text:span text:style-name="T8">www.match.com</text:span></text:span><text:span text:style-name="Default_20_Paragraph_20_Font"><text:span text:style-name="T7"> and </text:span></text:span><text:span text:style-name="Default_20_Paragraph_20_Font"><text:span text:style-name="T8">www.eharmony.com</text:span></text:span><text:span text:style-name="Default_20_Paragraph_20_Font"><text:span text:style-name="T7"> are extremely popular services used by people to meet others, but their homepages are filled with pictures of young people, which is likely to put off seniors. </text:span></text:span><text:span text:style-name="Default_20_Paragraph_20_Font"><text:span text:style-name="T8">Meetup.com </text:span></text:span><text:span text:style-name="Default_20_Paragraph_20_Font"><text:span text:style-name="T7">is a popular service to help people come together based on similar interests but searching for groups that cater to older adults in the UK yields sparse results. </text:span></text:span></text:p>
      <text:p text:style-name="Standard"><text:span text:style-name="Default_20_Paragraph_20_Font"><text:span text:style-name="T7"/></text:span></text:p>
      <text:p text:style-name="Standard"><text:span text:style-name="Default_20_Paragraph_20_Font"><text:span text:style-name="T7">Older adults also have unique mobility and usability needs</text:span></text:span><text:span text:style-name="Default_20_Paragraph_20_Font"><text:span text:style-name="T9"> </text:span></text:span><text:span text:style-name="Default_20_Paragraph_20_Font"><text:span text:style-name="T5">(Bergstrom et al., 2014)</text:span></text:span><text:span text:style-name="Default_20_Paragraph_20_Font"><text:span text:style-name="T7">. Due to limited ability to move the mouse and use the keyboard, the navigation and user interactions in general need to be simplified and the website also needs to be simple, yet appealing. Font size, colors used, animations and placement of content all need to be optimized for an older adult. A better understanding is needed of effective application of age-appropriate design. Recommendations outlined by the World Wide Web Consortium for example in relation to seniors and web services need to be implemented to ascertain efficacy. to help determine how to design a website that combines these unique needs and features in a way to be appealing for older adults and help their social situation while retaining a sustained interest in the web service.</text:span></text:span></text:p>
      <text:p text:style-name="P15"><text:s/></text:p>
      <text:p text:style-name="P13">Project Description</text:p>
      <text:p text:style-name="P15">This project aims to design and develop an online hobby matching system that will allow older people to find others with similar interests to their own, and to make contact. The system should allow people to register their name and general location and their hobbies and interests. Facilities should include a matched list, showing people with similar interests and <text:soft-page-break/>their locations (carefully designed with simple visual feedback), a messaging option, 'chatroom' option and a search facility. Care will need to be taken that the design of the system is age-appropriate. A usability evaluation study involving older people will be done to assess the usefulness of the system, where possible involving links with community workers and the Health and Social Care Department.</text:p>
      <text:p text:style-name="Standard"/>
      <text:p text:style-name="P13">Project Aims &amp; Objectives</text:p>
      <text:p text:style-name="P15">Aim is to design, develop and evaluate a website that allows older adults to help meet others based on similar interests/hobbies, for the purposes of companionship and friendship. The website should be produced and evaluated by the end of August, 2019.</text:p>
      <text:p text:style-name="P15"/>
      <text:p text:style-name="P16">Objectives</text:p>
      <text:p text:style-name="P16"/>
      <text:list xml:id="list3974087274238050275" text:style-name="L1">
        <text:list-item>
          <text:p text:style-name="P2">Conduct a literature review into age-appropriate web design, older adults' needs when using web services and what older adults find appealing when using technology, specifically websites. In addition, review website usability and data security/GDPR privacy compliance.</text:p>
        </text:list-item>
        <text:list-item>
          <text:p text:style-name="P2">Carry out interviews, formal or informal with seniors to gather requirements for the website and help understand the user needs of senior citizens.</text:p>
        </text:list-item>
        <text:list-item>
          <text:p text:style-name="P2">Design a website that allows users to register/login, have a customizable profile, search for adults based on interests/hobbies and a chat/messaging service allowing users to communicate with each other.</text:p>
        </text:list-item>
        <text:list-item>
          <text:p text:style-name="P2">Implement and test the website.</text:p>
        </text:list-item>
        <text:list-item>
          <text:p text:style-name="P2">Evaluate usability testing and user acceptance of the website by having at least 30 adults older than 50 years of age to carry out tasks on the website.</text:p>
        </text:list-item>
      </text:list>
      <text:p text:style-name="P15"/>
      <text:p text:style-name="P15"/>
      <text:p text:style-name="P13">Learning Outcomes</text:p>
      <text:p text:style-name="P13"/>
      <text:p text:style-name="P16">Knowledge and Understanding:</text:p>
      <text:p text:style-name="P15"/>
      <text:list xml:id="list9030919194907213765" text:style-name="L6">
        <text:list-item>
          <text:p text:style-name="P6">PLO1. Apply knowledge of computing relevant to a chosen specialization.</text:p>
        </text:list-item>
        <text:list-item>
          <text:p text:style-name="P6">PLO 2. Critically evaluate the impact of current problems and/or new insights in computing.</text:p>
        </text:list-item>
        <text:list-item>
          <text:p text:style-name="P6">PLO 3. Apply advanced principles and techniques of computing to their specialization.</text:p>
        </text:list-item>
        <text:list-item>
          <text:p text:style-name="P6">PLO 4. Critically evaluate current developments and emerging trends, utilizing the knowledge to solve problems in computing, and where appropriate displaying plausible originality in solutions and hypotheses.</text:p>
        </text:list-item>
        <text:list-item>
          <text:p text:style-name="P6">PLO 5. Apply knowledge of a variety of communication approaches to facilitate the sharing of sophisticated concepts and analyses in an appropriate fashion.</text:p>
        </text:list-item>
      </text:list>
      <text:p text:style-name="P3"/>
      <text:p text:style-name="P16">Intellectual Skills:</text:p>
      <text:p text:style-name="P15"/>
      <text:list xml:id="list40669053" text:continue-numbering="true" text:style-name="L6">
        <text:list-item>
          <text:p text:style-name="P6">PLO 6. Apply the methods and techniques that they have learned to review, consolidate, extend and apply their knowledge and understanding at the forefront of computing.</text:p>
        </text:list-item>
        <text:list-item>
          <text:p text:style-name="P6">PLO 7. Critically evaluate arguments, assumptions, and abstract concepts to make judgements and to frame appropriate questions to achieve solutions to a problem.</text:p>
        </text:list-item>
        <text:list-item>
          <text:p text:style-name="P6">PLO 8. Communicate information, ideas, problems and solutions.</text:p>
        </text:list-item>
        <text:list-item>
          <text:p text:style-name="P6">PLO 9. Match problems to computing tools and techniques most suitable for solving them.</text:p>
        </text:list-item>
        <text:list-item>
          <text:p text:style-name="P6">PLO10. Employ the skill required to plan and execute a specific piece of independent research in an agreed specialist field.</text:p>
        </text:list-item>
      </text:list>
      <text:p text:style-name="Standard"/>
      <text:p text:style-name="P16">Professional and Practical Skills:</text:p>
      <text:p text:style-name="P15"/>
      <text:list xml:id="list40671359" text:continue-numbering="true" text:style-name="L6">
        <text:list-item>
          <text:p text:style-name="P6">PLO11. Effectively use a range of computer based tools.</text:p>
        </text:list-item>
        <text:list-item>
          <text:p text:style-name="P6"><text:soft-page-break/>PLO12. Analyse computing and computing-related problems and devise practical solutions.</text:p>
        </text:list-item>
        <text:list-item>
          <text:p text:style-name="P6">PLO13. Prepare presentations, reports and documentation appropriate to requirements.</text:p>
        </text:list-item>
      </text:list>
      <text:p text:style-name="Standard"/>
      <text:p text:style-name="P16">Transferable/Key Skills:</text:p>
      <text:p text:style-name="P15"/>
      <text:list xml:id="list40663298" text:continue-numbering="true" text:style-name="L6">
        <text:list-item>
          <text:p text:style-name="P6">PLO14. Communicate effectively using a variety of methods.</text:p>
        </text:list-item>
        <text:list-item>
          <text:p text:style-name="P6">PLO15. Make decisions and evaluate relevant information and datain complex situations.</text:p>
        </text:list-item>
        <text:list-item>
          <text:p text:style-name="P6">PLO16. Use problem-solving techniques and analytic skills in a wide range of practical situations.</text:p>
        </text:list-item>
        <text:list-item>
          <text:p text:style-name="P6">PLO17. Work as effective professionals, exercising as appropriate, skills such as time management, multi-tasking, co-operation, information seeking and data gathering, analysis, synthesis, reflection, critical appraisal, planning and autonomy.</text:p>
        </text:list-item>
      </text:list>
      <text:p text:style-name="P17"/>
      <text:p text:style-name="P16">Capabilities:</text:p>
      <text:p text:style-name="P17"/>
      <text:list xml:id="list40644192" text:continue-numbering="true" text:style-name="L6">
        <text:list-item>
          <text:p text:style-name="P6">PLO18. Have the capability to further their own knowledge and develop new skills via independent study.</text:p>
        </text:list-item>
        <text:list-item>
          <text:p text:style-name="P6">PLO19. Exercise initiative and personal responsibility.</text:p>
        </text:list-item>
        <text:list-item>
          <text:p text:style-name="P6">PLO20. Develop plans to deal with complexity, unpredictability and change.</text:p>
        </text:list-item>
      </text:list>
      <text:p text:style-name="P17"/>
      <text:p text:style-name="P16">Values:</text:p>
      <text:p text:style-name="P15"/>
      <text:list xml:id="list40660294" text:continue-numbering="true" text:style-name="L6">
        <text:list-item>
          <text:p text:style-name="P6">PLO21. Apply the professional, legal and ethical obligations of a computing Professional to their work.</text:p>
        </text:list-item>
        <text:list-item>
          <text:p text:style-name="P6">PLO22. Explain the contribution of study, research and discourse to continuing professional development.</text:p>
        </text:list-item>
      </text:list>
      <text:p text:style-name="Standard"/>
      <text:p text:style-name="P18">MSc Computing:</text:p>
      <text:p text:style-name="Standard"/>
      <text:list xml:id="list2735409741682612048" text:style-name="L7">
        <text:list-item>
          <text:p text:style-name="P7">PLO23. Develop computer programs using object-oriented development techniques.</text:p>
        </text:list-item>
        <text:list-item>
          <text:p text:style-name="P7">PLO24. Apply object-oriented techniques for systems analysis and design;.</text:p>
        </text:list-item>
        <text:list-item>
          <text:p text:style-name="P7">PLO25. Explain database technology and its exploitation.</text:p>
        </text:list-item>
        <text:list-item>
          <text:p text:style-name="P7">PLO26. Exemplify and explain underlying technical concepts of network, internet and multimedia technology for the delivery of application systems.</text:p>
        </text:list-item>
        <text:list-item>
          <text:p text:style-name="P7">PLO27. Apply appropriate techniques and concepts across to relevant specialist computing subjects.</text:p>
        </text:list-item>
        <text:list-item>
          <text:p text:style-name="P7">PLO28. Propose and implement a research-informed practical project involving system construction or experimentation work.</text:p>
        </text:list-item>
      </text:list>
      <text:p text:style-name="P13"/>
      <text:p text:style-name="P13"/>
      <text:p text:style-name="P13">Evaluation Plan</text:p>
      <text:p text:style-name="P20"><text:span text:style-name="Default_20_Paragraph_20_Font"><text:span text:style-name="T10">The system will be evaluated by conducting a usability study with participants from the target audience (older than 50 years of age). </text:span></text:span><text:span text:style-name="Default_20_Paragraph_20_Font"><text:span text:style-name="T11">After having the study explained to the participants and after reading and signing the consent forms, the participants will be asked to carry out the following tasks on the website made for this study: -</text:span></text:span></text:p>
      <text:p text:style-name="P8"/>
      <text:list xml:id="list1048374833726985784" text:style-name="L8">
        <text:list-item>
          <text:p text:style-name="P11">Register and Login using the details provided.</text:p>
        </text:list-item>
        <text:list-item>
          <text:p text:style-name="P11">Find three people in Greater Manchester that enjoy reading books.</text:p>
        </text:list-item>
        <text:list-item>
          <text:p text:style-name="P11">Send a message to one of these people saying “Hello. Which books have you recently read?”</text:p>
        </text:list-item>
        <text:list-item>
          <text:p text:style-name="P11">Complete a questionnaire about how they found the website and what improvements they would like to see. Comment on intuitiveness and ease of use.</text:p>
        </text:list-item>
      </text:list>
      <text:p text:style-name="P9"/>
      <text:p text:style-name="P13"/>
      <text:p text:style-name="Standard"><text:span text:style-name="Default_20_Paragraph_20_Font"><text:span text:style-name="T12">Milestones and Activities Schedule</text:span></text:span></text:p>
      <text:list xml:id="list7229519258968382611" text:style-name="L10">
        <text:list-item>
          <text:p text:style-name="P22"><text:span text:style-name="T13">10</text:span><text:span text:style-name="T14">th</text:span><text:span text:style-name="T15"> June 2019 – Have the ethics and terms of reference submitted.</text:span></text:p>
        </text:list-item>
        <text:list-item>
          <text:p text:style-name="P23"><text:span text:style-name="T15">20</text:span><text:span text:style-name="T14">th</text:span><text:span text:style-name="T15"> May 2019 – Have a general outline of the website i.e wireframes, designs and technologies to be used to build it.</text:span></text:p>
        </text:list-item>
        <text:list-item>
          <text:p text:style-name="P23"><text:soft-page-break/><text:span text:style-name="T15">June 2019 – Have a draft literature review carried out to give an in-depth understanding of age-appropriate design and good user interface/experience or older adults. Understand the challenges and any unique experiences faced by older individuals when using web services.</text:span></text:p>
        </text:list-item>
      </text:list>
      <text:list xml:id="list1836544070835081709" text:style-name="L11">
        <text:list-item>
          <text:p text:style-name="P24"><text:span text:style-name="T15">20</text:span><text:span text:style-name="T14">th </text:span><text:span text:style-name="T15">Jun 2019 - Have requirements interviews carried out to help guide website design.</text:span></text:p>
        </text:list-item>
        <text:list-item>
          <text:p text:style-name="P24"><text:span text:style-name="T15">10</text:span><text:span text:style-name="T14">th </text:span><text:span text:style-name="T15">July 2019 - Design completed and website backend built.</text:span></text:p>
        </text:list-item>
        <text:list-item>
          <text:p text:style-name="P24"><text:span text:style-name="T15">20</text:span><text:span text:style-name="T14">th </text:span><text:span text:style-name="T15">July 2019 – Have a fully functional website. Have identified at least 30 individuals that can carry out the evaluation of the website. Have a rough draft of the dissertation.</text:span></text:p>
        </text:list-item>
        <text:list-item>
          <text:p text:style-name="P24"><text:span text:style-name="T15">30</text:span><text:span text:style-name="T14">th </text:span><text:span text:style-name="T15">July 2019 – Carry out a website review with an expert who works with seniors to help suggest improvements to the website. Finalize the website and have a good draft of the dissertation ready.</text:span></text:p>
        </text:list-item>
        <text:list-item>
          <text:p text:style-name="P25">July/August 2019 - Website tested fullly to ensure functionality is complete and evaluation can be carried out on it.</text:p>
        </text:list-item>
        <text:list-item>
          <text:p text:style-name="P24"><text:span text:style-name="T15">August 2019 – Carry out user evaluations and analyze the results to be incorporated into the dissertation. If time allows, incorporate the improvements discovered through the evaluation.</text:span></text:p>
        </text:list-item>
        <text:list-item>
          <text:p text:style-name="P24"><text:span text:style-name="T15">September 2019 – Finish dissertation and get project ready for final submission.</text:span></text:p>
        </text:list-item>
      </text:list>
      <text:p text:style-name="P13"/>
      <text:p text:style-name="Standard"/>
      <text:p text:style-name="Standard"><text:span text:style-name="Default_20_Paragraph_20_Font"><text:span text:style-name="T12">References</text:span></text:span></text:p>
      <text:p text:style-name="P13"/>
      <text:p text:style-name="Standard"><text:bookmark text:name="js-reference-string-0"/><text:span text:style-name="Default_20_Paragraph_20_Font"><text:span text:style-name="T3">Ageuk.org.uk. (2019). </text:span></text:span><text:span text:style-name="Default_20_Paragraph_20_Font"><text:span text:style-name="T4">Combating loneliness | Age UK</text:span></text:span><text:span text:style-name="Default_20_Paragraph_20_Font"><text:span text:style-name="T3">. [online] Available at: https://www.ageuk.org.uk/information-advice/health-wellbeing/loneliness/ [Accessed 13 Apr. 2019].</text:span></text:span></text:p>
      <text:p text:style-name="P3"/>
      <text:p text:style-name="Standard"><text:span text:style-name="Default_20_Paragraph_20_Font"><text:span text:style-name="T3">Chopik, W. (2016). The Benefits of Social Technology Use Among Older Adults Are Mediated by Reduced Loneliness. </text:span></text:span><text:span text:style-name="Default_20_Paragraph_20_Font"><text:span text:style-name="T4">Cyberpsychology, Behavior, and Social Networking</text:span></text:span><text:span text:style-name="Default_20_Paragraph_20_Font"><text:span text:style-name="T3">, 19(9), pp.551-556.</text:span></text:span></text:p>
      <text:p text:style-name="P3"/>
      <text:p text:style-name="Standard"><text:bookmark text:name="js-reference-string-1"/><text:span text:style-name="Default_20_Paragraph_20_Font"><text:span text:style-name="T3">Fink, A. and Beck, J. (2013). Developing and Evaluating a Website to Guide Older Adults in Their Health Information Searches. </text:span></text:span><text:span text:style-name="Default_20_Paragraph_20_Font"><text:span text:style-name="T4">Journal of Applied Gerontology</text:span></text:span><text:span text:style-name="Default_20_Paragraph_20_Font"><text:span text:style-name="T3">, 34(5), pp.633-651.</text:span></text:span></text:p>
      <text:p text:style-name="P3"/>
      <text:p text:style-name="Standard"><text:span text:style-name="Default_20_Paragraph_20_Font"><text:span text:style-name="T3">Hill, R., Betts, L. and Gardner, S. (2015). Older adults’ experiences and perceptions of digital technology: (Dis)empowerment, wellbeing, and inclusion. </text:span></text:span><text:span text:style-name="Default_20_Paragraph_20_Font"><text:span text:style-name="T4">Computers in Human Behavior</text:span></text:span><text:span text:style-name="Default_20_Paragraph_20_Font"><text:span text:style-name="T3">, 48, pp.415-423.</text:span></text:span></text:p>
      <text:p text:style-name="P3"/>
      <text:p text:style-name="Standard"><text:bookmark text:name="js-reference-string-2"/><text:span text:style-name="Default_20_Paragraph_20_Font"><text:span text:style-name="T3">Myhre, J., Mehl, M. and Glisky, E. (2019). </text:span></text:span><text:span text:style-name="Default_20_Paragraph_20_Font"><text:span text:style-name="T4">Cognitive Benefits of Online Social Networking for Healthy Older Adults</text:span></text:span><text:span text:style-name="Default_20_Paragraph_20_Font"><text:span text:style-name="T3">.</text:span></text:span></text:p>
      <text:p text:style-name="P3"/>
      <text:p text:style-name="Standard"><text:bookmark text:name="js-reference-string-5"/><text:span text:style-name="Default_20_Paragraph_20_Font"><text:span text:style-name="T3">Romano Bergstrom, J., Olmsted-Hawala, E. and Bergstrom, H. (2014). Older adults fail to see the periphery in a Web site task. </text:span></text:span><text:span text:style-name="Default_20_Paragraph_20_Font"><text:span text:style-name="T4">Universal Access in the Information Society</text:span></text:span><text:span text:style-name="Default_20_Paragraph_20_Font"><text:span text:style-name="T3">, 15(2), pp.261-270.</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1" svg:font-family="OpenSymbol"/>
    <style:font-face style:name="Times New Roman1" svg:font-family="'Times New Roman'" style:font-family-generic="roman"/>
    <style:font-face style:name="Segoe UI1"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Annabel Latham</meta:initial-creator>
    <meta:creation-date>2019-05-13T10:21:00Z</meta:creation-date>
    <dc:date>2019-06-05T20:45:14.20</dc:date>
    <meta:editing-cycles>10</meta:editing-cycles>
    <meta:editing-duration>P1DT2H52M33S</meta:editing-duration>
    <meta:document-statistic meta:table-count="0" meta:image-count="0" meta:object-count="0" meta:page-count="4" meta:paragraph-count="84" meta:word-count="1539" meta:character-count="10135"/>
    <meta:template xlink:type="simple" xlink:actuate="onRequest" xlink:title="" xlink:href="Normal"/>
  </office:meta>
</office:document-meta>
</file>